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0.935cm" fo:min-width="5.98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19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5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fo:min-height="7.76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371cm"/>
    </style:style>
    <style:style style:name="gr11" style:family="graphic" style:parent-style-name="standard">
      <style:graphic-properties draw:stroke="none" draw:fill="none" fo:min-height="7.15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2.394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1cm"/>
    </style:style>
    <style:style style:name="ce1" style:family="table-cell">
      <style:text-properties fo:font-size="18pt" style:letter-kerning="true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8" style:family="paragraph">
      <style:paragraph-properties fo:text-align="start"/>
      <style:text-properties style:font-name="Liberation Mono" fo:font-size="18pt" style:font-name-asian="Liberation Mono" style:font-size-asian="18pt" style:font-name-complex="Liberation Mono" style:font-size-complex="18pt"/>
    </style:style>
    <style:style style:name="P9" style:family="paragraph">
      <loext:graphic-properties draw:fill="none"/>
      <style:paragraph-properties fo:text-align="start"/>
      <style:text-properties style:font-name="Liberation Mono" fo:font-size="18pt" style:font-name-asian="Liberation Mono" style:font-size-asian="18pt" style:font-name-complex="Liberation Mono" style:font-size-complex="18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style:text-properties style:font-name="Monospace" fo:font-size="16pt" style:font-name-asian="Monospace" style:font-size-asian="16pt" style:font-name-complex="Monospace" style:font-size-complex="16pt"/>
    </style:style>
    <style:style style:name="P13" style:family="paragraph">
      <style:text-properties fo:color="#000000" style:font-name="Monospace" fo:font-size="16pt" style:font-name-asian="Monospace" style:font-size-asian="16pt" style:font-name-complex="Monospace" style:font-size-complex="16pt"/>
    </style:style>
    <style:style style:name="P14" style:family="paragraph">
      <loext:graphic-properties draw:fill="none"/>
      <style:text-properties style:font-name="Monospace" fo:font-size="16pt" style:font-name-asian="Monospace" style:font-size-asian="16pt" style:font-name-complex="Monospace" style:font-size-complex="16pt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8pt" style:letter-kerning="true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color="#003d73" fo:font-size="18pt" style:font-size-asian="18pt" style:font-size-complex="18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7f0055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16" style:family="text">
      <style:text-properties fo:color="#000000" style:font-name="Monospace" fo:font-size="16pt" style:font-name-asian="Monospace" style:font-size-asian="16pt" style:font-name-complex="Monospace" style:font-size-complex="16pt"/>
    </style:style>
    <style:style style:name="T17" style:family="text">
      <style:text-properties fo:color="#0000c0" style:font-name="Monospace" fo:font-size="16pt" fo:font-style="italic" fo:font-weight="bold" style:font-name-asian="Monospace" style:font-size-asian="16pt" style:font-style-asian="italic" style:font-weight-asian="bold" style:font-name-complex="Monospace" style:font-size-complex="16pt" style:font-style-complex="italic" style:font-weight-complex="bold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6a3e3e" style:font-name="Monospace" fo:font-size="16pt" style:font-name-asian="Monospace" style:font-size-asian="16pt" style:font-name-complex="Monospace" style:font-size-complex="16pt"/>
    </style:style>
    <style:style style:name="T20" style:family="text">
      <style:text-properties fo:color="#000000" style:font-name="Monospace" fo:font-size="16pt" fo:font-style="italic" style:font-name-asian="Monospace" style:font-size-asian="16pt" style:font-style-asian="italic" style:font-name-complex="Monospace" style:font-size-complex="16pt" style:font-style-complex="italic"/>
    </style:style>
    <style:style style:name="T21" style:family="text">
      <style:text-properties fo:color="#3f7f5f" style:font-name="Monospace" fo:font-size="16pt" style:font-name-asian="Monospace" style:font-size-asian="16pt" style:font-name-complex="Monospace" style:font-size-complex="16pt"/>
    </style:style>
    <style:style style:name="T22" style:family="text">
      <style:text-properties fo:color="#3f7f5f" style:font-name="Monospace" fo:font-size="16pt" style:text-underline-style="solid" style:text-underline-width="auto" style:text-underline-color="font-color" style:font-name-asian="Monospace" style:font-size-asian="16pt" style:font-name-complex="Monospace" style:font-size-complex="16pt"/>
    </style:style>
    <style:style style:name="T23" style:family="text">
      <style:text-properties fo:color="#2a00ff" style:font-name="Monospace" fo:font-size="16pt" style:font-name-asian="Monospace" style:font-size-asian="16pt" style:font-name-complex="Monospace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élissa DA COSTA</presentation:footer-decl>
      <presentation:date-time-decl presentation:name="dtd1" presentation:source="current-date" style:data-style-name="D7"/>
      <draw:page draw:name="page1" draw:style-name="dp1" draw:master-page-name="Alizarin0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6cm" svg:height="2.5cm" svg:x="0.8cm" svg:y="8.9cm" presentation:class="title" presentation:user-transformed="true">
          <draw:text-box>
            <text:p><text:span text:style-name="T1">Collections Concurrentes</text:span><text:span text:style-name="T1"><text:line-break/></text:span><text:span text:style-name="T1">TP 02 - Modèle de mémoire, publication et Opérations atomiques <text:s/></text:span></text:p>
          </draw:text-box>
        </draw:frame>
        <draw:frame draw:style-name="gr1" draw:text-style-name="P1" draw:layer="layout" svg:width="6.488cm" svg:height="1.185cm" svg:x="20.512cm" svg:y="18.815cm">
          <draw:text-box>
            <text:p><text:author-name text:fixed="false"> </text:author-name>Mélissa DA COSTA</text:p>
          </draw:text-box>
        </draw:frame>
        <draw:frame draw:style-name="gr2" draw:text-style-name="P1" draw:layer="layout" svg:width="23.2cm" svg:height="0.988cm" svg:x="1.8cm" svg:y="14.6cm">
          <draw:text-box>
            <text:p>https://github.com/MelissaDaCosta/structures_concurrentes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odèle de mémoire (Memory Model)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4" draw:text-style-name="P4" draw:layer="layout" svg:width="24.4cm" svg:height="16.027cm" svg:x="1.6cm" svg:y="5.4cm">
          <draw:text-box>
            <text:p text:style-name="P3"><text:span text:style-name="T2">JAVA : </text:span><text:span text:style-name="T3">W</text:span><text:span text:style-name="T2">rite </text:span><text:span text:style-name="T3">O</text:span><text:span text:style-name="T2">nce </text:span><text:span text:style-name="T3">R</text:span><text:span text:style-name="T2">un </text:span><text:span text:style-name="T3">A</text:span><text:span text:style-name="T2">nywhere </text:span></text:p>
            <text:p text:style-name="P3"><text:span text:style-name="T2"/></text:p>
            <text:p text:style-name="P3"><text:span text:style-name="T2">Un même code peut s’exécuter sur plusieurs architectures/OS différents. </text:span></text:p>
            <text:p text:style-name="P3"><text:span text:style-name="T2"/></text:p>
            <text:p text:style-name="P3"><text:span text:style-name="T2">Le </text:span><text:span text:style-name="T3">Modèle de mémoire </text:span><text:span text:style-name="T2">permet de garantir une même exécution grâce à des règles sur l’ordre d’exécution du code.</text:span></text:p>
            <text:p text:style-name="P3"><text:span text:style-name="T2"/></text:p>
            <text:p text:style-name="P3"><text:span text:style-name="T2">Une opération voie l’état d’une opération précédente : « happen before »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Total Store Order (TSO)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5" draw:text-style-name="P4" draw:layer="layout" svg:width="24.4cm" svg:height="2.8cm" svg:x="1.6cm" svg:y="5.4cm">
          <draw:text-box>
            <text:p text:style-name="P3"><text:span text:style-name="T2">Le </text:span><text:span text:style-name="T3">Total Store Order</text:span><text:span text:style-name="T2"> garantit que l’écriture en RAM se fait dans le même ordre que le code assembleur.</text:span></text:p>
          </draw:text-box>
        </draw:frame>
        <draw:frame draw:style-name="standard" draw:layer="layout" svg:width="14.098cm" svg:height="6.393cm" svg:x="6.401cm" svg:y="8.184cm">
          <table:table table:template-name="lightblue" table:use-first-row-styles="true" table:use-la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TSO</text:span></text:p>
              </table:table-cell>
              <table:table-cell>
                <text:p><text:span text:style-name="T4">Pas TSO</text:span></text:p>
                <text:p><text:span text:style-name="T4"/></text:p>
                <text:p><text:span text:style-name="T4"/></text:p>
              </table:table-cell>
            </table:table-row>
            <table:table-row table:style-name="ro2" table:default-cell-style-name="ce1">
              <table:table-cell>
                <text:p><text:span text:style-name="T4">intel</text:span></text:p>
              </table:table-cell>
              <table:table-cell>
                <text:p><text:span text:style-name="T4">ARM</text:span></text:p>
              </table:table-cell>
            </table:table-row>
            <table:table-row table:style-name="ro3" table:default-cell-style-name="ce1">
              <table:table-cell>
                <text:p><text:span text:style-name="T4">sparc</text:span></text:p>
              </table:table-cell>
              <table:table-cell>
                <text:p><text:span text:style-name="T4">Pow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4" draw:layer="layout" svg:width="24.4cm" svg:height="2.8cm" svg:x="1.4cm" svg:y="15.8cm">
          <draw:text-box>
            <text:p text:style-name="P3"><text:span text:style-name="T5">Les architectures </text:span><text:span text:style-name="T3">non</text:span><text:span text:style-name="T5"> TSO consomme plus que les architectures TS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Les garanties pour les threads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7" draw:text-style-name="P7" draw:layer="layout" svg:width="25.2cm" svg:height="12.879cm" svg:x="1.4cm" svg:y="5.4cm">
          <draw:text-box>
            <text:p text:style-name="P6"><text:span text:style-name="T6">Pour </text:span><text:span text:style-name="T7">un même thread</text:span><text:span text:style-name="T6">, la lecture voit toujours la dernière écriture.</text:span></text:p>
            <text:p text:style-name="P6"><text:span text:style-name="T6"/></text:p>
            <text:p text:style-name="P6"><text:span text:style-name="T6">Il n’y a aucune garantie entre des threads différents.</text:span></text:p>
            <text:p text:style-name="P6"><text:span text:style-name="T6"/></text:p>
            <text:p text:style-name="P6"><text:span text:style-name="T7">thread.start()</text:span><text:span text:style-name="T6"> garantie que toute les écritures précédentes seront visibles par la thread qui démarre.</text:span></text:p>
            <text:p text:style-name="P6"><text:span text:style-name="T6"/></text:p>
            <text:p text:style-name="P6"><text:span text:style-name="T7">thread.join()</text:span><text:span text:style-name="T6"> garantie que les écritures faites dans la thread “jointe” seront visible à la thread courante</text:span></text:p>
            <text:p text:style-name="P6"><text:span text:style-name="T6"/></text:p>
            <text:p text:style-name="P6"><text:span text:style-name="T6">Les initialisations faites dans un </text:span><text:span text:style-name="T7">bloc statique</text:span><text:span text:style-name="T6"> sont visibles par toutes les threads qui utilisent la classe.</text:span></text:p>
            <text:p text:style-name="P6"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Synchronized et lock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7" draw:text-style-name="P7" draw:layer="layout" svg:width="25.2cm" svg:height="6.565cm" svg:x="1.4cm" svg:y="5.402cm">
          <draw:text-box>
            <text:p text:style-name="P6"><text:span text:style-name="T8">- L'entrée dans un bloc synchronized oblige la </text:span><text:span text:style-name="T7">relecture</text:span><text:span text:style-name="T8"> des champs à partir de la RAM.</text:span></text:p>
            <text:p text:style-name="P6"><text:span text:style-name="T8"/></text:p>
            <text:p text:style-name="P6"><text:span text:style-name="T8">- En sortie d'un bloc synchronized, toutes les </text:span><text:span text:style-name="T7">écritures</text:span><text:span text:style-name="T8"> sont visibles en RAM.</text:span></text:p>
            <text:p text:style-name="P6"><text:span text:style-name="T8"/></text:p>
            <text:p text:style-name="P6"><text:span text:style-name="T8">– </text:span><text:span text:style-name="T8">Elles peuvent être visible en RAM avant la sorti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Problème de publication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8" draw:text-style-name="P1" draw:layer="layout" svg:width="25.4cm" svg:height="0.988cm" svg:x="1.2cm" svg:y="4.6cm">
          <draw:text-box>
            <text:p/>
          </draw:text-box>
        </draw:frame>
        <draw:frame draw:style-name="gr7" draw:text-style-name="P7" draw:layer="layout" svg:width="25.2cm" svg:height="6.565cm" svg:x="1.4cm" svg:y="4.635cm">
          <draw:text-box>
            <text:p text:style-name="P6"><text:span text:style-name="T6">Un problème de publication survient lorsqu’un thread voit un objet avec des champ non initialisés.</text:span></text:p>
            <text:p text:style-name="P6"><text:span text:style-name="T6"/></text:p>
            <text:p text:style-name="P6"><text:span text:style-name="T6">Un champ déclaré </text:span><text:span text:style-name="T7">final</text:span><text:span text:style-name="T6"> est visible par toutes les threads après la</text:span><text:span text:style-name="T7"> fin du constructeur</text:span><text:span text:style-name="T8">.</text:span></text:p>
            <text:p text:style-name="P6"><text:span text:style-name="T8"/></text:p>
            <text:p text:style-name="P6"><text:span text:style-name="T8"/></text:p>
          </draw:text-box>
        </draw:frame>
        <draw:frame draw:style-name="gr9" draw:text-style-name="P9" draw:layer="layout" svg:width="25.8cm" svg:height="8.891cm" svg:x="1.2cm" svg:y="9.989cm">
          <draw:text-box>
            <text:p text:style-name="P8"><text:span text:style-name="T9">Exemple sans problème de publication car les champs sont déclarés </text:span><text:span text:style-name="T10">final </text:span><text:span text:style-name="T11">: </text:span></text:p>
            <text:p text:style-name="P8"><text:span text:style-name="T9"/></text:p>
            <text:p text:style-name="P8"><text:span text:style-name="T12">public class Person {</text:span></text:p>
            <text:p text:style-name="P8"><text:span text:style-name="T12"><text:s text:c="6"/></text:span><text:span text:style-name="T12">private String name;</text:span></text:p>
            <text:p text:style-name="P8"><text:span text:style-name="T12"><text:s text:c="6"/></text:span><text:span text:style-name="T12">private final int age;</text:span></text:p>
            <text:p text:style-name="P8"><text:span text:style-name="T12"><text:s text:c="8"/></text:span></text:p>
            <text:p text:style-name="P8"><text:span text:style-name="T12"><text:s text:c="6"/></text:span><text:span text:style-name="T12">public Person(String name, int age) { </text:span></text:p>
            <text:p text:style-name="P8"><text:span text:style-name="T12"><text:s text:c="10"/></text:span><text:span text:style-name="T12">this.name = name;</text:span></text:p>
            <text:p text:style-name="P8"><text:span text:style-name="T12"><text:s text:c="10"/></text:span><text:span text:style-name="T12">this.age = age;</text:span></text:p>
            <text:p text:style-name="P8"><text:span text:style-name="T12"><text:s text:c="6"/></text:span><text:span text:style-name="T12">}</text:span></text:p>
            <text:p text:style-name="P8"><text:span text:style-name="T12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Les effets de volatile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7" draw:text-style-name="P7" draw:layer="layout" svg:width="25.2cm" svg:height="9.271cm" svg:x="1.4cm" svg:y="5.402cm">
          <draw:text-box>
            <text:p text:style-name="P6"><text:span text:style-name="T8">- L'écriture dans un champ volatile </text:span><text:span text:style-name="T7">rend visible toutes les écritures précédentes</text:span><text:span text:style-name="T8">.</text:span></text:p>
            <text:p text:style-name="P6"><text:span text:style-name="T8"/></text:p>
            <text:p text:style-name="P6"><text:span text:style-name="T8">– </text:span><text:span text:style-name="T8">La lecture dans un champ volatile oblige les lectures suivantes a être </text:span><text:span text:style-name="T7">rechargé à partir de la RAM</text:span><text:span text:style-name="T8">.</text:span></text:p>
            <text:p text:style-name="P6"><text:span text:style-name="T8"/></text:p>
            <text:p text:style-name="P6"><text:span text:style-name="T8">– </text:span><text:span text:style-name="T8">L'écriture d'une valeur 64 bits (long ou double) est vu comme </text:span><text:span text:style-name="T7">atomique</text:span><text:span text:style-name="T8"> même sur une machine 32 bits.</text:span></text:p>
            <text:p text:style-name="P6"><text:span text:style-name="T8"/></text:p>
            <text:p text:style-name="P6"><text:span text:style-name="T8">Un champ volatile coûte plus cher qu’un champ final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VarHandle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10" draw:text-style-name="P11" draw:layer="layout" svg:width="27cm" svg:height="7.621cm" svg:x="0.6cm" svg:y="4.2cm">
          <draw:text-box>
            <text:p text:style-name="P10"><text:span text:style-name="T13">VarHandle</text:span><text:span text:style-name="T14"> permet de récupérer par référence (&amp; en C) . Pour changer les valeurs d’une case mémoire la RAM.</text:span></text:p>
            <text:p text:style-name="P10"><text:span text:style-name="T14"/></text:p>
            <text:p text:style-name="P10"><text:span text:style-name="T14">On peut utiliser un seul VarHandle pour changer plusieurs case mémoire si elles sont du même type.</text:span></text:p>
            <text:p text:style-name="P10"><text:span text:style-name="T14"/></text:p>
            <text:p text:style-name="P10"><text:span text:style-name="T13">GetVolatile </text:span><text:span text:style-name="T14">sur un VarHandle</text:span><text:span text:style-name="T13"> </text:span><text:span text:style-name="T14">permet de récupérer la valeur de la variable avec les mêmes règles de lecture que si elle avait été déclarée </text:span><text:span text:style-name="T13">volatile</text:span><text:span text:style-name="T14">. (Les lectures suivantes sont faites à partir de la RAM.)</text:span></text:p>
            <text:p text:style-name="P10"><text:span text:style-name="T14"/></text:p>
          </draw:text-box>
        </draw:frame>
        <draw:frame draw:style-name="gr11" draw:text-style-name="P14" draw:layer="layout" svg:width="27.4cm" svg:height="7.4cm" svg:x="0.4cm" svg:y="11.8cm">
          <draw:text-box>
            <text:p text:style-name="P12"><text:span text:style-name="T15">private</text:span><text:span text:style-name="T16"> </text:span><text:span text:style-name="T15">static</text:span><text:span text:style-name="T16"> </text:span><text:span text:style-name="T15">final</text:span><text:span text:style-name="T16"> VarHandle </text:span><text:span text:style-name="T17">NEXT_HANDLE</text:span><text:span text:style-name="T16">;</text:span></text:p>
            <text:p text:style-name="P12"><text:span text:style-name="T18"/></text:p>
            <text:p text:style-name="P12"><text:span text:style-name="T16"><text:s text:c="2"/></text:span><text:span text:style-name="T15">static</text:span><text:span text:style-name="T16"> {</text:span></text:p>
            <text:p text:style-name="P12"><text:span text:style-name="T16"><text:s text:c="4"/></text:span><text:span text:style-name="T15">var</text:span><text:span text:style-name="T16"> </text:span><text:span text:style-name="T19">lookup</text:span><text:span text:style-name="T16"> = MethodHandles.</text:span><text:span text:style-name="T20">lookup</text:span><text:span text:style-name="T16">();</text:span></text:p>
            <text:p text:style-name="P12"><text:span text:style-name="T16"><text:s text:c="4"/></text:span><text:span text:style-name="T15">try</text:span><text:span text:style-name="T16"> {</text:span></text:p>
            <text:p text:style-name="P12"><text:span text:style-name="T16"><text:s text:c="6"/></text:span><text:span text:style-name="T21">// findVarHandle​(Class&lt;?&gt; </text:span><text:span text:style-name="T22">recv</text:span><text:span text:style-name="T21">,String name, Class&lt;?&gt; type)</text:span></text:p>
            <text:p text:style-name="P12"><text:span text:style-name="T16"><text:s text:c="6"/></text:span><text:span text:style-name="T17">NEXT_HANDLE</text:span><text:span text:style-name="T16"> = </text:span><text:span text:style-name="T19">lookup</text:span><text:span text:style-name="T16">.findVarHandle(Entry.</text:span><text:span text:style-name="T15">class</text:span><text:span text:style-name="T16">, </text:span><text:span text:style-name="T23">"next"</text:span><text:span text:style-name="T16">, Entry.</text:span><text:span text:style-name="T15">class</text:span><text:span text:style-name="T16">);</text:span></text:p>
            <text:p text:style-name="P12"><text:span text:style-name="T16"><text:s text:c="4"/></text:span><text:span text:style-name="T16">} </text:span><text:span text:style-name="T15">catch</text:span><text:span text:style-name="T16"> (NoSuchFieldException | IllegalAccessException </text:span><text:span text:style-name="T19">e</text:span><text:span text:style-name="T16">) { </text:span></text:p>
            <text:p text:style-name="P12"><text:span text:style-name="T16"><text:s text:c="6"/></text:span><text:span text:style-name="T15">throw</text:span><text:span text:style-name="T16"> </text:span><text:span text:style-name="T15">new</text:span><text:span text:style-name="T16"> AssertionError(</text:span><text:span text:style-name="T19">e</text:span><text:span text:style-name="T16">); </text:span></text:p>
            <text:p text:style-name="P13"><text:span text:style-name="T18"><text:s text:c="4"/></text:span><text:span text:style-name="T18">}</text:span></text:p>
            <text:p text:style-name="P13"><text:span text:style-name="T18"><text:s text:c="2"/></text:span><text:span text:style-name="T18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6:16:39.042370901</meta:creation-date>
    <meta:editing-duration>PT3H24M37S</meta:editing-duration>
    <meta:editing-cycles>194</meta:editing-cycles>
    <meta:generator>LibreOffice/6.0.7.3$Linux_X86_64 LibreOffice_project/00m0$Build-3</meta:generator>
    <dc:title>Alizarin</dc:title>
    <dc:date>2020-03-15T12:21:18.891705344</dc:date>
    <meta:document-statistic meta:object-count="82"/>
  </office:meta>
</office:document-meta>
</file>